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 svg:panose-1="0 0 0 0 0 0 0 0 0 0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38" style:parent-style-name="Fuentedepárrafopredeter." style:family="text">
      <style:text-properties style:letter-kerning="false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8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9" style:parent-style-name="Normal" style:family="paragraph">
      <style:text-properties style:font-name="Arial" style:font-name-complex="Arial" fo:font-size="14pt" style:font-size-asian="14pt" style:font-size-complex="14pt" fo:language="es" fo:country="MX"/>
    </style:style>
    <style:style style:name="P110" style:parent-style-name="Normal" style:family="paragraph">
      <style:text-properties style:font-name="Arial" style:font-name-complex="Arial" fo:color="#000000" fo:font-size="14pt" style:font-size-asian="14pt" style:font-size-complex="14pt" fo:language="es" fo:country="MX" style:language-asian="es" style:country-asian="MX"/>
    </style:style>
    <style:style style:name="T111" style:parent-style-name="Ninguno" style:family="text">
      <style:text-properties fo:color="#FF9200"/>
    </style:style>
    <style:style style:name="P112" style:parent-style-name="CuerpoA" style:family="paragraph"/>
    <style:style style:name="P113" style:parent-style-name="CuerpoA" style:family="paragraph"/>
    <style:style style:name="P114" style:parent-style-name="CuerpoA" style:family="paragraph"/>
    <style:style style:name="P115" style:parent-style-name="CuerpoA" style:family="paragraph"/>
    <style:style style:name="P116" style:parent-style-name="CuerpoA" style:family="paragraph"/>
    <style:style style:name="T117" style:parent-style-name="Ninguno" style:family="text">
      <style:text-properties fo:color="#0432FF"/>
    </style:style>
    <style:style style:name="P118" style:parent-style-name="CuerpoA" style:family="paragraph"/>
    <style:style style:name="P119" style:parent-style-name="CuerpoA" style:family="paragraph"/>
    <style:style style:name="P120" style:parent-style-name="CuerpoA" style:family="paragraph"/>
    <style:style style:name="T121" style:parent-style-name="Ninguno" style:family="text">
      <style:text-properties fo:color="#FF2600"/>
    </style:style>
    <style:style style:name="P122" style:parent-style-name="CuerpoA" style:family="paragraph"/>
    <style:style style:name="P123" style:parent-style-name="CuerpoA" style:family="paragraph"/>
    <style:style style:name="P124" style:parent-style-name="CuerpoA" style:family="paragraph"/>
    <style:style style:name="P125" style:parent-style-name="CuerpoA" style:family="paragraph"/>
    <style:style style:name="T126" style:parent-style-name="Ninguno" style:family="text">
      <style:text-properties fo:color="#932092"/>
    </style:style>
    <style:style style:name="P127" style:parent-style-name="CuerpoA" style:family="paragraph"/>
    <style:style style:name="P128" style:parent-style-name="CuerpoA" style:family="paragraph"/>
    <style:style style:name="P129" style:parent-style-name="CuerpoA" style:family="paragraph"/>
    <style:style style:name="T130" style:parent-style-name="Ninguno" style:family="text">
      <style:text-properties fo:color="#FF9200"/>
    </style:style>
    <style:style style:name="TableColumn132" style:family="table-column">
      <style:table-column-properties style:column-width="1.6236in" style:use-optimal-column-width="false"/>
    </style:style>
    <style:style style:name="TableColumn133" style:family="table-column">
      <style:table-column-properties style:column-width="1.6243in" style:use-optimal-column-width="false"/>
    </style:style>
    <style:style style:name="TableColumn134" style:family="table-column">
      <style:table-column-properties style:column-width="1.6243in" style:use-optimal-column-width="false"/>
    </style:style>
    <style:style style:name="TableColumn135" style:family="table-column">
      <style:table-column-properties style:column-width="1.6243in" style:use-optimal-column-width="false"/>
    </style:style>
    <style:style style:name="Table131" style:family="table">
      <style:table-properties style:width="0in" fo:margin-left="0.15in" table:align="left"/>
    </style:style>
    <style:style style:name="TableRow136" style:family="table-row">
      <style:table-row-properties style:min-row-height="0.2083in" style:use-optimal-row-height="false"/>
    </style:style>
    <style:style style:name="TableCell137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38" style:parent-style-name="Estilodetabla1" style:family="paragraph">
      <style:paragraph-properties fo:text-align="center"/>
    </style:style>
    <style:style style:name="TableCell139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40" style:parent-style-name="Estilodetabla1" style:family="paragraph">
      <style:paragraph-properties fo:text-align="center"/>
    </style:style>
    <style:style style:name="T141" style:parent-style-name="Ninguno" style:family="text">
      <style:text-properties fo:language="pt" fo:country="PT"/>
    </style:style>
    <style:style style:name="TableCell142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43" style:parent-style-name="Estilodetabla1" style:family="paragraph">
      <style:paragraph-properties fo:text-align="center"/>
    </style:style>
    <style:style style:name="TableCell144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45" style:parent-style-name="Estilodetabla1" style:family="paragraph">
      <style:paragraph-properties fo:text-align="center"/>
    </style:style>
    <style:style style:name="T146" style:parent-style-name="Ninguno" style:family="text">
      <style:text-properties fo:language="pt" fo:country="PT"/>
    </style:style>
    <style:style style:name="TableRow147" style:family="table-row">
      <style:table-row-properties style:min-row-height="0.3416in" style:use-optimal-row-height="false"/>
    </style:style>
    <style:style style:name="TableCell148" style:family="table-cell">
      <style:table-cell-properties fo:border-top="0.0069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149" style:parent-style-name="Estilodetabla1" style:family="paragraph">
      <style:paragraph-properties fo:text-align="center"/>
    </style:style>
    <style:style style:name="TableCell150" style:family="table-cell">
      <style:table-cell-properties fo:border-top="0.0069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51" style:parent-style-name="Estilodetabla2" style:family="paragraph">
      <style:paragraph-properties fo:text-align="center"/>
    </style:style>
    <style:style style:name="P152" style:parent-style-name="Estilodetabla2" style:family="paragraph">
      <style:paragraph-properties fo:text-align="center"/>
    </style:style>
    <style:style style:name="TableCell153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54" style:parent-style-name="Estilodetabla2" style:family="paragraph">
      <style:paragraph-properties fo:text-align="center"/>
    </style:style>
    <style:style style:name="P155" style:parent-style-name="Estilodetabla2" style:family="paragraph">
      <style:paragraph-properties fo:text-align="center"/>
    </style:style>
    <style:style style:name="TableCell156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57" style:parent-style-name="Estilodetabla2" style:family="paragraph">
      <style:paragraph-properties fo:text-align="center"/>
    </style:style>
    <style:style style:name="P158" style:parent-style-name="Estilodetabla2" style:family="paragraph">
      <style:paragraph-properties fo:text-align="center"/>
    </style:style>
    <style:style style:name="TableRow159" style:family="table-row">
      <style:table-row-properties style:min-row-height="0.3361in" style:use-optimal-row-height="false"/>
    </style:style>
    <style:style style:name="TableCell160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161" style:parent-style-name="Estilodetabla1" style:family="paragraph">
      <style:paragraph-properties fo:text-align="center"/>
    </style:style>
    <style:style style:name="TableCell162" style:family="table-cell">
      <style:table-cell-properties fo:border-top="0.0034in solid #000000" fo:border-left="0.0069in solid #000000" fo:border-bottom="0.0034in solid #000000" fo:border-right="0.0034in solid #000000" fo:background-color="#EEEEEE" style:writing-mode="lr-tb" fo:padding-top="0.0555in" fo:padding-left="0.0555in" fo:padding-bottom="0.0555in" fo:padding-right="0.0555in"/>
    </style:style>
    <style:style style:name="P163" style:parent-style-name="Estilodetabla2" style:family="paragraph">
      <style:paragraph-properties fo:text-align="center"/>
    </style:style>
    <style:style style:name="P164" style:parent-style-name="Estilodetabla2" style:family="paragraph">
      <style:paragraph-properties fo:text-align="center"/>
    </style:style>
    <style:style style:name="TableCell165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166" style:parent-style-name="Estilodetabla2" style:family="paragraph">
      <style:paragraph-properties fo:text-align="center"/>
    </style:style>
    <style:style style:name="P167" style:parent-style-name="Estilodetabla2" style:family="paragraph">
      <style:paragraph-properties fo:text-align="center"/>
    </style:style>
    <style:style style:name="TableCell168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169" style:parent-style-name="Estilodetabla2" style:family="paragraph">
      <style:paragraph-properties fo:text-align="center"/>
    </style:style>
    <style:style style:name="P170" style:parent-style-name="Estilodetabla2" style:family="paragraph">
      <style:paragraph-properties fo:text-align="center"/>
    </style:style>
    <style:style style:name="TableRow171" style:family="table-row">
      <style:table-row-properties style:min-row-height="0.3361in" style:use-optimal-row-height="false"/>
    </style:style>
    <style:style style:name="TableCell172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173" style:parent-style-name="Estilodetabla1" style:family="paragraph">
      <style:paragraph-properties fo:text-align="center"/>
    </style:style>
    <style:style style:name="TableCell174" style:family="table-cell">
      <style:table-cell-properties fo:border-top="0.0034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75" style:parent-style-name="Estilodetabla2" style:family="paragraph">
      <style:paragraph-properties fo:text-align="center"/>
    </style:style>
    <style:style style:name="P176" style:parent-style-name="Estilodetabla2" style:family="paragraph">
      <style:paragraph-properties fo:text-align="center"/>
    </style:style>
    <style:style style:name="TableCell177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178" style:parent-style-name="Estilodetabla2" style:family="paragraph">
      <style:paragraph-properties fo:text-align="center"/>
    </style:style>
    <style:style style:name="P179" style:parent-style-name="Estilodetabla2" style:family="paragraph">
      <style:paragraph-properties fo:text-align="center"/>
    </style:style>
    <style:style style:name="TableCell180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181" style:parent-style-name="Estilodetabla2" style:family="paragraph">
      <style:paragraph-properties fo:text-align="center"/>
    </style:style>
    <style:style style:name="P182" style:parent-style-name="Estilodetabla2" style:family="paragraph">
      <style:paragraph-properties fo:text-align="center"/>
    </style:style>
    <style:style style:name="P183" style:parent-style-name="CuerpoA" style:family="paragraph">
      <style:paragraph-properties fo:widows="0" fo:orphans="0" fo:margin-left="0.075in" fo:text-indent="-0.075in">
        <style:tab-stops/>
      </style:paragraph-properties>
    </style:style>
    <style:style style:name="T184" style:parent-style-name="Ninguno" style:family="text">
      <style:text-properties fo:color="#0432FF"/>
    </style:style>
    <style:style style:name="TableColumn186" style:family="table-column">
      <style:table-column-properties style:column-width="1.6236in" style:use-optimal-column-width="false"/>
    </style:style>
    <style:style style:name="TableColumn187" style:family="table-column">
      <style:table-column-properties style:column-width="1.6243in" style:use-optimal-column-width="false"/>
    </style:style>
    <style:style style:name="TableColumn188" style:family="table-column">
      <style:table-column-properties style:column-width="1.6243in" style:use-optimal-column-width="false"/>
    </style:style>
    <style:style style:name="TableColumn189" style:family="table-column">
      <style:table-column-properties style:column-width="1.6243in" style:use-optimal-column-width="false"/>
    </style:style>
    <style:style style:name="Table185" style:family="table">
      <style:table-properties style:width="0in" fo:margin-left="0.15in" table:align="left"/>
    </style:style>
    <style:style style:name="TableRow190" style:family="table-row">
      <style:table-row-properties style:min-row-height="0.2083in" style:use-optimal-row-height="false"/>
    </style:style>
    <style:style style:name="TableCell191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92" style:parent-style-name="Estilodetabla1" style:family="paragraph">
      <style:paragraph-properties fo:text-align="center"/>
    </style:style>
    <style:style style:name="TableCell193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94" style:parent-style-name="Estilodetabla1" style:family="paragraph">
      <style:paragraph-properties fo:text-align="center"/>
    </style:style>
    <style:style style:name="T195" style:parent-style-name="Ninguno" style:family="text">
      <style:text-properties fo:language="pt" fo:country="PT"/>
    </style:style>
    <style:style style:name="TableCell196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97" style:parent-style-name="Estilodetabla1" style:family="paragraph">
      <style:paragraph-properties fo:text-align="center"/>
    </style:style>
    <style:style style:name="TableCell198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99" style:parent-style-name="Estilodetabla1" style:family="paragraph">
      <style:paragraph-properties fo:text-align="center"/>
    </style:style>
    <style:style style:name="T200" style:parent-style-name="Ninguno" style:family="text">
      <style:text-properties fo:language="pt" fo:country="PT"/>
    </style:style>
    <style:style style:name="TableRow201" style:family="table-row">
      <style:table-row-properties style:min-row-height="0.3416in" style:use-optimal-row-height="false"/>
    </style:style>
    <style:style style:name="TableCell202" style:family="table-cell">
      <style:table-cell-properties fo:border-top="0.0069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03" style:parent-style-name="Estilodetabla1" style:family="paragraph">
      <style:paragraph-properties fo:text-align="center"/>
    </style:style>
    <style:style style:name="TableCell204" style:family="table-cell">
      <style:table-cell-properties fo:border-top="0.0069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05" style:parent-style-name="Estilodetabla2" style:family="paragraph">
      <style:paragraph-properties fo:text-align="center"/>
    </style:style>
    <style:style style:name="P206" style:parent-style-name="Estilodetabla2" style:family="paragraph">
      <style:paragraph-properties fo:text-align="center"/>
    </style:style>
    <style:style style:name="TableCell207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08" style:parent-style-name="Estilodetabla2" style:family="paragraph">
      <style:paragraph-properties fo:text-align="center"/>
    </style:style>
    <style:style style:name="TableCell209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10" style:parent-style-name="Estilodetabla2" style:family="paragraph">
      <style:paragraph-properties fo:text-align="center"/>
    </style:style>
    <style:style style:name="P211" style:parent-style-name="Estilodetabla2" style:family="paragraph">
      <style:paragraph-properties fo:text-align="center"/>
    </style:style>
    <style:style style:name="TableRow212" style:family="table-row">
      <style:table-row-properties style:min-row-height="0.3361in" style:use-optimal-row-height="false"/>
    </style:style>
    <style:style style:name="TableCell213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14" style:parent-style-name="Estilodetabla1" style:family="paragraph">
      <style:paragraph-properties fo:text-align="center"/>
    </style:style>
    <style:style style:name="TableCell215" style:family="table-cell">
      <style:table-cell-properties fo:border-top="0.0034in solid #000000" fo:border-left="0.0069in solid #000000" fo:border-bottom="0.0034in solid #000000" fo:border-right="0.0034in solid #000000" fo:background-color="#EEEEEE" style:writing-mode="lr-tb" fo:padding-top="0.0555in" fo:padding-left="0.0555in" fo:padding-bottom="0.0555in" fo:padding-right="0.0555in"/>
    </style:style>
    <style:style style:name="P216" style:parent-style-name="Estilodetabla2" style:family="paragraph">
      <style:paragraph-properties fo:text-align="center"/>
    </style:style>
    <style:style style:name="P217" style:parent-style-name="Estilodetabla2" style:family="paragraph">
      <style:paragraph-properties fo:text-align="center"/>
    </style:style>
    <style:style style:name="TableCell218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219" style:parent-style-name="Estilodetabla2" style:family="paragraph">
      <style:paragraph-properties fo:text-align="center"/>
    </style:style>
    <style:style style:name="TableCell220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221" style:parent-style-name="Estilodetabla2" style:family="paragraph">
      <style:paragraph-properties fo:text-align="center"/>
    </style:style>
    <style:style style:name="P222" style:parent-style-name="Estilodetabla2" style:family="paragraph">
      <style:paragraph-properties fo:text-align="center"/>
    </style:style>
    <style:style style:name="TableRow223" style:family="table-row">
      <style:table-row-properties style:min-row-height="0.3361in" style:use-optimal-row-height="false"/>
    </style:style>
    <style:style style:name="TableCell224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25" style:parent-style-name="Estilodetabla1" style:family="paragraph">
      <style:paragraph-properties fo:text-align="center"/>
    </style:style>
    <style:style style:name="TableCell226" style:family="table-cell">
      <style:table-cell-properties fo:border-top="0.0034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27" style:parent-style-name="Estilodetabla2" style:family="paragraph">
      <style:paragraph-properties fo:text-align="center"/>
    </style:style>
    <style:style style:name="P228" style:parent-style-name="Estilodetabla2" style:family="paragraph">
      <style:paragraph-properties fo:text-align="center"/>
    </style:style>
    <style:style style:name="TableCell229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230" style:parent-style-name="Estilodetabla2" style:family="paragraph">
      <style:paragraph-properties fo:text-align="center"/>
    </style:style>
    <style:style style:name="TableCell231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232" style:parent-style-name="Estilodetabla2" style:family="paragraph">
      <style:paragraph-properties fo:text-align="center"/>
    </style:style>
    <style:style style:name="P233" style:parent-style-name="Estilodetabla2" style:family="paragraph">
      <style:paragraph-properties fo:text-align="center"/>
    </style:style>
    <style:style style:name="P234" style:parent-style-name="CuerpoA" style:family="paragraph">
      <style:paragraph-properties fo:widows="0" fo:orphans="0" fo:margin-left="0.075in" fo:text-indent="-0.075in">
        <style:tab-stops/>
      </style:paragraph-properties>
    </style:style>
    <style:style style:name="T235" style:parent-style-name="Ninguno" style:family="text">
      <style:text-properties fo:color="#ED220B"/>
    </style:style>
    <style:style style:name="TableColumn237" style:family="table-column">
      <style:table-column-properties style:column-width="1.6236in" style:use-optimal-column-width="false"/>
    </style:style>
    <style:style style:name="TableColumn238" style:family="table-column">
      <style:table-column-properties style:column-width="1.6243in" style:use-optimal-column-width="false"/>
    </style:style>
    <style:style style:name="TableColumn239" style:family="table-column">
      <style:table-column-properties style:column-width="1.6243in" style:use-optimal-column-width="false"/>
    </style:style>
    <style:style style:name="TableColumn240" style:family="table-column">
      <style:table-column-properties style:column-width="1.6243in" style:use-optimal-column-width="false"/>
    </style:style>
    <style:style style:name="Table236" style:family="table">
      <style:table-properties style:width="0in" fo:margin-left="0.15in" table:align="left"/>
    </style:style>
    <style:style style:name="TableRow241" style:family="table-row">
      <style:table-row-properties style:min-row-height="0.2083in" style:use-optimal-row-height="false"/>
    </style:style>
    <style:style style:name="TableCell242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43" style:parent-style-name="Estilodetabla1" style:family="paragraph">
      <style:paragraph-properties fo:text-align="center"/>
    </style:style>
    <style:style style:name="TableCell244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45" style:parent-style-name="Estilodetabla1" style:family="paragraph">
      <style:paragraph-properties fo:text-align="center"/>
    </style:style>
    <style:style style:name="T246" style:parent-style-name="Ninguno" style:family="text">
      <style:text-properties fo:language="pt" fo:country="PT"/>
    </style:style>
    <style:style style:name="TableCell247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48" style:parent-style-name="Estilodetabla1" style:family="paragraph">
      <style:paragraph-properties fo:text-align="center"/>
    </style:style>
    <style:style style:name="TableCell249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50" style:parent-style-name="Estilodetabla1" style:family="paragraph">
      <style:paragraph-properties fo:text-align="center"/>
    </style:style>
    <style:style style:name="T251" style:parent-style-name="Ninguno" style:family="text">
      <style:text-properties fo:language="pt" fo:country="PT"/>
    </style:style>
    <style:style style:name="TableRow252" style:family="table-row">
      <style:table-row-properties style:min-row-height="0.5083in" style:use-optimal-row-height="false"/>
    </style:style>
    <style:style style:name="TableCell253" style:family="table-cell">
      <style:table-cell-properties fo:border-top="0.0069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54" style:parent-style-name="Estilodetabla1" style:family="paragraph">
      <style:paragraph-properties fo:text-align="center"/>
    </style:style>
    <style:style style:name="TableCell255" style:family="table-cell">
      <style:table-cell-properties fo:border-top="0.0069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56" style:parent-style-name="Estilodetabla2" style:family="paragraph">
      <style:paragraph-properties fo:text-align="center"/>
    </style:style>
    <style:style style:name="P257" style:parent-style-name="Estilodetabla2" style:family="paragraph">
      <style:paragraph-properties fo:text-align="center"/>
    </style:style>
    <style:style style:name="P258" style:parent-style-name="Estilodetabla2" style:family="paragraph">
      <style:paragraph-properties fo:text-align="center"/>
    </style:style>
    <style:style style:name="TableCell259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60" style:parent-style-name="Estilodetabla2" style:family="paragraph">
      <style:paragraph-properties fo:text-align="center"/>
    </style:style>
    <style:style style:name="P261" style:parent-style-name="Estilodetabla2" style:family="paragraph">
      <style:paragraph-properties fo:text-align="center"/>
    </style:style>
    <style:style style:name="P262" style:parent-style-name="Estilodetabla2" style:family="paragraph">
      <style:paragraph-properties fo:text-align="center"/>
    </style:style>
    <style:style style:name="TableCell263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64" style:parent-style-name="Estilodetabla2" style:family="paragraph">
      <style:paragraph-properties fo:text-align="center"/>
    </style:style>
    <style:style style:name="TableRow265" style:family="table-row">
      <style:table-row-properties style:min-row-height="0.8361in" style:use-optimal-row-height="false"/>
    </style:style>
    <style:style style:name="TableCell266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67" style:parent-style-name="Estilodetabla1" style:family="paragraph">
      <style:paragraph-properties fo:text-align="center"/>
    </style:style>
    <style:style style:name="TableCell268" style:family="table-cell">
      <style:table-cell-properties fo:border-top="0.0034in solid #000000" fo:border-left="0.0069in solid #000000" fo:border-bottom="0.0034in solid #000000" fo:border-right="0.0034in solid #000000" fo:background-color="#EEEEEE" style:writing-mode="lr-tb" fo:padding-top="0.0555in" fo:padding-left="0.0555in" fo:padding-bottom="0.0555in" fo:padding-right="0.0555in"/>
    </style:style>
    <style:style style:name="P269" style:parent-style-name="Estilodetabla2" style:family="paragraph">
      <style:paragraph-properties fo:text-align="center"/>
    </style:style>
    <style:style style:name="P270" style:parent-style-name="Estilodetabla2" style:family="paragraph">
      <style:paragraph-properties fo:text-align="center"/>
    </style:style>
    <style:style style:name="P271" style:parent-style-name="Estilodetabla2" style:family="paragraph">
      <style:paragraph-properties fo:text-align="center"/>
    </style:style>
    <style:style style:name="TableCell272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273" style:parent-style-name="Estilodetabla2" style:family="paragraph">
      <style:paragraph-properties fo:text-align="center"/>
    </style:style>
    <style:style style:name="P274" style:parent-style-name="Estilodetabla2" style:family="paragraph">
      <style:paragraph-properties fo:text-align="center"/>
    </style:style>
    <style:style style:name="P275" style:parent-style-name="Estilodetabla2" style:family="paragraph">
      <style:paragraph-properties fo:text-align="center"/>
    </style:style>
    <style:style style:name="P276" style:parent-style-name="Estilodetabla2" style:family="paragraph">
      <style:paragraph-properties fo:text-align="center"/>
    </style:style>
    <style:style style:name="P277" style:parent-style-name="Estilodetabla2" style:family="paragraph">
      <style:paragraph-properties fo:text-align="center"/>
    </style:style>
    <style:style style:name="TableCell278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279" style:parent-style-name="Estilodetabla2" style:family="paragraph">
      <style:paragraph-properties fo:text-align="center"/>
    </style:style>
    <style:style style:name="TableRow280" style:family="table-row">
      <style:table-row-properties style:min-row-height="0.8361in" style:use-optimal-row-height="false"/>
    </style:style>
    <style:style style:name="TableCell281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82" style:parent-style-name="Estilodetabla1" style:family="paragraph">
      <style:paragraph-properties fo:text-align="center"/>
    </style:style>
    <style:style style:name="TableCell283" style:family="table-cell">
      <style:table-cell-properties fo:border-top="0.0034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84" style:parent-style-name="Estilodetabla2" style:family="paragraph">
      <style:paragraph-properties fo:text-align="center"/>
    </style:style>
    <style:style style:name="P285" style:parent-style-name="Estilodetabla2" style:family="paragraph">
      <style:paragraph-properties fo:text-align="center"/>
    </style:style>
    <style:style style:name="P286" style:parent-style-name="Estilodetabla2" style:family="paragraph">
      <style:paragraph-properties fo:text-align="center"/>
    </style:style>
    <style:style style:name="TableCell287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288" style:parent-style-name="Estilodetabla2" style:family="paragraph">
      <style:paragraph-properties fo:text-align="center"/>
    </style:style>
    <style:style style:name="P289" style:parent-style-name="Estilodetabla2" style:family="paragraph">
      <style:paragraph-properties fo:text-align="center"/>
    </style:style>
    <style:style style:name="P290" style:parent-style-name="Estilodetabla2" style:family="paragraph">
      <style:paragraph-properties fo:text-align="center"/>
    </style:style>
    <style:style style:name="P291" style:parent-style-name="Estilodetabla2" style:family="paragraph">
      <style:paragraph-properties fo:text-align="center"/>
    </style:style>
    <style:style style:name="P292" style:parent-style-name="Estilodetabla2" style:family="paragraph">
      <style:paragraph-properties fo:text-align="center"/>
    </style:style>
    <style:style style:name="TableCell293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294" style:parent-style-name="Estilodetabla2" style:family="paragraph">
      <style:paragraph-properties fo:text-align="center"/>
    </style:style>
    <style:style style:name="P295" style:parent-style-name="CuerpoA" style:family="paragraph">
      <style:paragraph-properties fo:widows="0" fo:orphans="0" fo:margin-left="0.075in" fo:text-indent="-0.075in">
        <style:tab-stops/>
      </style:paragraph-properties>
    </style:style>
    <style:style style:name="T296" style:parent-style-name="Ninguno" style:family="text">
      <style:text-properties fo:color="#98185E"/>
    </style:style>
    <style:style style:name="TableColumn298" style:family="table-column">
      <style:table-column-properties style:column-width="1.6236in" style:use-optimal-column-width="false"/>
    </style:style>
    <style:style style:name="TableColumn299" style:family="table-column">
      <style:table-column-properties style:column-width="1.6243in" style:use-optimal-column-width="false"/>
    </style:style>
    <style:style style:name="TableColumn300" style:family="table-column">
      <style:table-column-properties style:column-width="1.6243in" style:use-optimal-column-width="false"/>
    </style:style>
    <style:style style:name="TableColumn301" style:family="table-column">
      <style:table-column-properties style:column-width="1.6243in" style:use-optimal-column-width="false"/>
    </style:style>
    <style:style style:name="Table297" style:family="table">
      <style:table-properties style:width="0in" fo:margin-left="0.15in" table:align="left"/>
    </style:style>
    <style:style style:name="TableRow302" style:family="table-row">
      <style:table-row-properties style:min-row-height="0.2083in" style:use-optimal-row-height="false"/>
    </style:style>
    <style:style style:name="TableCell303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304" style:parent-style-name="Estilodetabla1" style:family="paragraph">
      <style:paragraph-properties fo:text-align="center"/>
    </style:style>
    <style:style style:name="TableCell305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306" style:parent-style-name="Estilodetabla1" style:family="paragraph">
      <style:paragraph-properties fo:text-align="center"/>
    </style:style>
    <style:style style:name="T307" style:parent-style-name="Ninguno" style:family="text">
      <style:text-properties fo:language="pt" fo:country="PT"/>
    </style:style>
    <style:style style:name="TableCell308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309" style:parent-style-name="Estilodetabla1" style:family="paragraph">
      <style:paragraph-properties fo:text-align="center"/>
    </style:style>
    <style:style style:name="TableCell310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311" style:parent-style-name="Estilodetabla1" style:family="paragraph">
      <style:paragraph-properties fo:text-align="center"/>
    </style:style>
    <style:style style:name="T312" style:parent-style-name="Ninguno" style:family="text">
      <style:text-properties fo:language="pt" fo:country="PT"/>
    </style:style>
    <style:style style:name="TableRow313" style:family="table-row">
      <style:table-row-properties style:min-row-height="0.2118in" style:use-optimal-row-height="false"/>
    </style:style>
    <style:style style:name="TableCell314" style:family="table-cell">
      <style:table-cell-properties fo:border-top="0.0069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315" style:parent-style-name="Estilodetabla1" style:family="paragraph">
      <style:paragraph-properties fo:text-align="center"/>
    </style:style>
    <style:style style:name="TableCell316" style:family="table-cell">
      <style:table-cell-properties fo:border-top="0.0069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317" style:parent-style-name="Estilodetabla2" style:family="paragraph">
      <style:paragraph-properties fo:text-align="center"/>
    </style:style>
    <style:style style:name="TableCell318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319" style:parent-style-name="Estilodetabla2" style:family="paragraph">
      <style:paragraph-properties fo:text-align="center"/>
    </style:style>
    <style:style style:name="TableCell320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321" style:parent-style-name="Estilodetabla2" style:family="paragraph">
      <style:paragraph-properties fo:text-align="center"/>
    </style:style>
    <style:style style:name="TableRow322" style:family="table-row">
      <style:table-row-properties style:min-row-height="0.2083in" style:use-optimal-row-height="false"/>
    </style:style>
    <style:style style:name="TableCell323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324" style:parent-style-name="Estilodetabla1" style:family="paragraph">
      <style:paragraph-properties fo:text-align="center"/>
    </style:style>
    <style:style style:name="TableCell325" style:family="table-cell">
      <style:table-cell-properties fo:border-top="0.0034in solid #000000" fo:border-left="0.0069in solid #000000" fo:border-bottom="0.0034in solid #000000" fo:border-right="0.0034in solid #000000" fo:background-color="#EEEEEE" style:writing-mode="lr-tb" fo:padding-top="0.0555in" fo:padding-left="0.0555in" fo:padding-bottom="0.0555in" fo:padding-right="0.0555in"/>
    </style:style>
    <style:style style:name="P326" style:parent-style-name="Estilodetabla2" style:family="paragraph">
      <style:paragraph-properties fo:text-align="center"/>
    </style:style>
    <style:style style:name="TableCell327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328" style:parent-style-name="Estilodetabla2" style:family="paragraph">
      <style:paragraph-properties fo:text-align="center"/>
    </style:style>
    <style:style style:name="TableCell329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330" style:parent-style-name="Estilodetabla2" style:family="paragraph">
      <style:paragraph-properties fo:text-align="center"/>
    </style:style>
    <style:style style:name="TableRow331" style:family="table-row">
      <style:table-row-properties style:min-row-height="0.2083in" style:use-optimal-row-height="false"/>
    </style:style>
    <style:style style:name="TableCell332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333" style:parent-style-name="Estilodetabla1" style:family="paragraph">
      <style:paragraph-properties fo:text-align="center"/>
    </style:style>
    <style:style style:name="TableCell334" style:family="table-cell">
      <style:table-cell-properties fo:border-top="0.0034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335" style:parent-style-name="Estilodetabla2" style:family="paragraph">
      <style:paragraph-properties fo:text-align="center"/>
    </style:style>
    <style:style style:name="TableCell336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337" style:parent-style-name="Estilodetabla2" style:family="paragraph">
      <style:paragraph-properties fo:text-align="center"/>
    </style:style>
    <style:style style:name="TableCell338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339" style:parent-style-name="Estilodetabla2" style:family="paragraph">
      <style:paragraph-properties fo:text-align="center"/>
    </style:style>
    <style:style style:name="P340" style:parent-style-name="CuerpoA" style:family="paragraph">
      <style:paragraph-properties fo:widows="0" fo:orphans="0" fo:margin-left="0.075in" fo:text-indent="-0.075in">
        <style:tab-stops/>
      </style:paragraph-properties>
    </style:style>
    <style:style style:name="P341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342" style:parent-style-name="Standard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343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TableContents"><text:s/><text:s text:c="9"/><text:span text:style-name="T38">Claudia Rodríguez Espino</text:span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/text:p>
            <text:p text:style-name="P46"/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4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3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Rodríguez Granados Carlos Ignacio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No. de Equipo de cómputo empleado</text:p>
          </table:table-cell>
          <table:table-cell table:style-name="TableCell76">
            <text:p text:style-name="P77"/>
            <text:p text:style-name="P78">32</text:p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19-2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01/03/19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p text:style-name="P106"><text:tab/><text:tab/><text:tab/><text:tab/><text:tab/>CALIFICACIÓN: __________</text:p>
      <text:soft-page-break/>
      <text:p text:style-name="Normal"><text:span text:style-name="T107">Objetivo</text:span><text:span text:style-name="T108">:</text:span></text:p>
      <text:p text:style-name="P109">Elaborar algoritmos correctos y eficientes en la solución de problemas siguiendo las etapas de Análisis y Diseño pertenecientes al Ciclo de vida del software.</text:p>
      <text:p text:style-name="P110"/>
      <text:p text:style-name="CuerpoA">PROBLEMAS</text:p>
      <text:p text:style-name="CuerpoA"><text:span text:style-name="T111">Problema:<text:s/></text:span>Suma de dos números</text:p>
      <text:p text:style-name="CuerpoA">Restricciones: Los números pertenecen a los reales (R)</text:p>
      <text:p text:style-name="CuerpoA">Datos de entrada: Números reales</text:p>
      <text:p text:style-name="CuerpoA">Datos de Salida: Impresión de la suma de los números reales</text:p>
      <text:list text:style-name="Letra">
        <text:list-item text:start-value="1">
          <text:p text:style-name="P112">Inicio</text:p>
        </text:list-item>
      </text:list>
      <text:list text:style-name="Letra" text:continue-numbering="true">
        <text:list-item>
          <text:p text:style-name="P113">Pedir un número A y un número B</text:p>
        </text:list-item>
      </text:list>
      <text:list text:style-name="Letra" text:continue-numbering="true">
        <text:list-item>
          <text:p text:style-name="P114">Sumar el número A con el número B</text:p>
        </text:list-item>
      </text:list>
      <text:list text:style-name="Letra" text:continue-numbering="true">
        <text:list-item>
          <text:p text:style-name="P115">Imprimir resultado</text:p>
        </text:list-item>
      </text:list>
      <text:list text:style-name="Letra" text:continue-numbering="true">
        <text:list-item>
          <text:p text:style-name="P116">Fin</text:p>
        </text:list-item>
      </text:list>
      <text:p text:style-name="CuerpoA"/>
      <text:p text:style-name="CuerpoA"><text:span text:style-name="T117">Problema:<text:s/></text:span>Área de un círculo</text:p>
      <text:p text:style-name="CuerpoA">Restricciones: Radio mayor a 0, números reales</text:p>
      <text:p text:style-name="CuerpoA">Datos de entrada: Número real diferente de 0</text:p>
      <text:p text:style-name="CuerpoA">Datos de salida: Impresión de la operación Pi*r*r</text:p>
      <text:list text:style-name="Letra">
        <text:list-item text:start-value="1">
          <text:p text:style-name="P118">Inicio</text:p>
        </text:list-item>
      </text:list>
      <text:list text:style-name="Letra" text:continue-numbering="true">
        <text:list-item>
          <text:p text:style-name="P119">Pedir el radio del círculo (r) &gt; 0</text:p>
        </text:list-item>
      </text:list>
      <text:list text:style-name="Letra" text:continue-numbering="true">
        <text:list-item>
          <text:p text:style-name="P120">Realizar operación donde pi=3.1416</text:p>
        </text:list-item>
      </text:list>
      <text:p text:style-name="CuerpoA"><text:s text:c="12"/>1.1 pi*r*r</text:p>
      <text:p text:style-name="CuerpoA">d) Imprimir resultado</text:p>
      <text:p text:style-name="CuerpoA">e) Fin<text:s/></text:p>
      <text:p text:style-name="CuerpoA"/>
      <text:p text:style-name="CuerpoA"><text:span text:style-name="T121">Problema:<text:s/></text:span>Factorial</text:p>
      <text:p text:style-name="CuerpoA">Restricciones: Número entero positivo donde 1&lt;=x&lt;=5</text:p>
      <text:p text:style-name="CuerpoA">Datos de entrada: Número mayor o igual a 1 y menor o igual a 5</text:p>
      <text:p text:style-name="CuerpoA">Datos de salida: Impresión del factorial del número pedido.</text:p>
      <text:list text:style-name="Letra">
        <text:list-item text:start-value="1">
          <text:p text:style-name="P122">Inicio<text:s/></text:p>
        </text:list-item>
      </text:list>
      <text:list text:style-name="Letra" text:continue-numbering="true">
        <text:list-item>
          <text:p text:style-name="P123">Pedir un número A, donde 1 &lt;= A &lt;= 5</text:p>
        </text:list-item>
      </text:list>
      <text:list text:style-name="Letra" text:continue-numbering="true">
        <text:list-item>
          <text:p text:style-name="P124">Se crea un contador (C) que inicie con el valor de 1 y un factorial (F) que inicie con el valor de 1.</text:p>
        </text:list-item>
      </text:list>
      <text:list text:style-name="Letra" text:continue-numbering="true">
        <text:list-item>
          <text:p text:style-name="P125">Si C &lt; A, entonces:</text:p>
        </text:list-item>
      </text:list>
      <text:p text:style-name="CuerpoA"><text:s text:c="10"/>1.1 Se multiplica C*F y el resultado se almacena en F</text:p>
      <text:p text:style-name="CuerpoA"><text:s text:c="10"/>1.2 “C” se le suma 1.</text:p>
      <text:p text:style-name="CuerpoA"><text:s text:c="10"/>1.3 Si C &lt; A, volver a d)</text:p>
      <text:p text:style-name="CuerpoA"><text:s text:c="10"/>1.4 Si C ya no es &lt; A, entonces e)<text:tab/></text:p>
      <text:p text:style-name="CuerpoA">e) Imprimir resultado</text:p>
      <text:p text:style-name="CuerpoA">f) fin</text:p>
      <text:p text:style-name="CuerpoA"/>
      <text:p text:style-name="CuerpoA"><text:span text:style-name="T126">Problema:<text:s/></text:span>Par o impar<text:s/></text:p>
      <text:p text:style-name="CuerpoA">Restricciones: Número entero</text:p>
      <text:p text:style-name="CuerpoA">Datos de entrada: Número entero</text:p>
      <text:p text:style-name="CuerpoA">Datos de salida: Impresión de la división entre 2 del número pedido.</text:p>
      <text:list text:style-name="Letra">
        <text:list-item text:start-value="1">
          <text:p text:style-name="P127">Inicio</text:p>
        </text:list-item>
      </text:list>
      <text:list text:style-name="Letra" text:continue-numbering="true">
        <text:list-item>
          <text:p text:style-name="P128">Pedir un número (A)</text:p>
        </text:list-item>
      </text:list>
      <text:list text:style-name="Letra" text:continue-numbering="true">
        <text:list-item>
          <text:p text:style-name="P129">Efectuar a división de A/2= B</text:p>
        </text:list-item>
      </text:list>
      <text:p text:style-name="CuerpoA"><text:s text:c="10"/>1.1 Si B es un número entero, entonces A es par</text:p>
      <text:p text:style-name="CuerpoA"><text:s text:c="10"/>1.2 Si B no es un número entero, entonces A es impar.</text:p>
      <text:p text:style-name="CuerpoA">d) Imprimir resultado</text:p>
      <text:p text:style-name="CuerpoA">e) Fin</text:p>
      <text:p text:style-name="CuerpoA"/>
      <text:p text:style-name="CuerpoA"/>
      <text:p text:style-name="CuerpoA"/>
      <text:p text:style-name="CuerpoA"/>
      <text:p text:style-name="CuerpoA"/>
      <text:p text:style-name="CuerpoA"/>
      <text:p text:style-name="CuerpoA"/>
      <text:p text:style-name="CuerpoA"><text:line-break/><text:line-break/></text:p>
      <text:p text:style-name="CuerpoA">Ejemplos de<text:s/><text:span text:style-name="T130">1.</text:span></text:p>
      <text:p text:style-name="CuerpoA"/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header-rows>
          <table:table-row table:style-name="TableRow136">
            <table:table-cell table:style-name="TableCell137">
              <text:p text:style-name="P138"><text:span text:style-name="Ninguno">Operación</text:span></text:p>
            </table:table-cell>
            <table:table-cell table:style-name="TableCell139">
              <text:p text:style-name="P140"><text:span text:style-name="T141">Valores<text:s/></text:span></text:p>
            </table:table-cell>
            <table:table-cell table:style-name="TableCell142">
              <text:p text:style-name="P143"><text:span text:style-name="Ninguno">Sustitución<text:s/></text:span></text:p>
            </table:table-cell>
            <table:table-cell table:style-name="TableCell144">
              <text:p text:style-name="P145"><text:span text:style-name="T146">Resultado<text:s/></text:span></text:p>
            </table:table-cell>
          </table:table-row>
        </table:table-header-rows>
        <table:table-row table:style-name="TableRow147">
          <table:table-cell table:style-name="TableCell148">
            <text:p text:style-name="P149"><text:span text:style-name="Ninguno">A+B</text:span></text:p>
          </table:table-cell>
          <table:table-cell table:style-name="TableCell150">
            <text:p text:style-name="P151"><text:span text:style-name="Ninguno">A= 3</text:span></text:p>
            <text:p text:style-name="P152"><text:span text:style-name="Ninguno">B= 6</text:span></text:p>
          </table:table-cell>
          <table:table-cell table:style-name="TableCell153">
            <text:p text:style-name="P154"><text:span text:style-name="Ninguno">A+B = C</text:span></text:p>
            <text:p text:style-name="P155"><text:span text:style-name="Ninguno">3+6 = 9</text:span></text:p>
          </table:table-cell>
          <table:table-cell table:style-name="TableCell156">
            <text:p text:style-name="P157"><text:span text:style-name="Ninguno">C</text:span></text:p>
            <text:p text:style-name="P158"><text:span text:style-name="Ninguno">9</text:span></text:p>
          </table:table-cell>
        </table:table-row>
        <table:table-row table:style-name="TableRow159">
          <table:table-cell table:style-name="TableCell160">
            <text:p text:style-name="P161"><text:span text:style-name="Ninguno">A+B</text:span></text:p>
          </table:table-cell>
          <table:table-cell table:style-name="TableCell162">
            <text:p text:style-name="P163"><text:span text:style-name="Ninguno">A= 7</text:span></text:p>
            <text:p text:style-name="P164"><text:span text:style-name="Ninguno">B= 15</text:span></text:p>
          </table:table-cell>
          <table:table-cell table:style-name="TableCell165">
            <text:p text:style-name="P166"><text:span text:style-name="Ninguno">A+B = C</text:span></text:p>
            <text:p text:style-name="P167"><text:span text:style-name="Ninguno">7+15= 22</text:span></text:p>
          </table:table-cell>
          <table:table-cell table:style-name="TableCell168">
            <text:p text:style-name="P169"><text:span text:style-name="Ninguno">C</text:span></text:p>
            <text:p text:style-name="P170"><text:span text:style-name="Ninguno">22</text:span></text:p>
          </table:table-cell>
        </table:table-row>
        <table:table-row table:style-name="TableRow171">
          <table:table-cell table:style-name="TableCell172">
            <text:p text:style-name="P173"><text:span text:style-name="Ninguno">A+B</text:span></text:p>
          </table:table-cell>
          <table:table-cell table:style-name="TableCell174">
            <text:p text:style-name="P175"><text:span text:style-name="Ninguno">A= 87</text:span></text:p>
            <text:p text:style-name="P176"><text:span text:style-name="Ninguno">B= 56</text:span></text:p>
          </table:table-cell>
          <table:table-cell table:style-name="TableCell177">
            <text:p text:style-name="P178"><text:span text:style-name="Ninguno">A+B = C</text:span></text:p>
            <text:p text:style-name="P179"><text:span text:style-name="Ninguno">87+56= 143</text:span></text:p>
          </table:table-cell>
          <table:table-cell table:style-name="TableCell180">
            <text:p text:style-name="P181"><text:span text:style-name="Ninguno">C</text:span></text:p>
            <text:p text:style-name="P182"><text:span text:style-name="Ninguno">143</text:span></text:p>
          </table:table-cell>
        </table:table-row>
      </table:table>
      <text:p text:style-name="P183"/>
      <text:p text:style-name="CuerpoA"/>
      <text:p text:style-name="CuerpoA"/>
      <text:p text:style-name="CuerpoA"><text:line-break/>Ejemplo de<text:s/><text:span text:style-name="T184">2.</text:span></text:p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header-rows>
          <table:table-row table:style-name="TableRow190">
            <table:table-cell table:style-name="TableCell191">
              <text:p text:style-name="P192"><text:span text:style-name="Ninguno">Operación<text:s/></text:span></text:p>
            </table:table-cell>
            <table:table-cell table:style-name="TableCell193">
              <text:p text:style-name="P194"><text:span text:style-name="T195">Valores</text:span></text:p>
            </table:table-cell>
            <table:table-cell table:style-name="TableCell196">
              <text:p text:style-name="P197"><text:span text:style-name="Ninguno">Sustitución<text:s/></text:span></text:p>
            </table:table-cell>
            <table:table-cell table:style-name="TableCell198">
              <text:p text:style-name="P199"><text:span text:style-name="T200">Resultado</text:span></text:p>
            </table:table-cell>
          </table:table-row>
        </table:table-header-rows>
        <table:table-row table:style-name="TableRow201">
          <table:table-cell table:style-name="TableCell202">
            <text:p text:style-name="P203"><text:span text:style-name="Ninguno">Pi*r*r</text:span></text:p>
          </table:table-cell>
          <table:table-cell table:style-name="TableCell204">
            <text:p text:style-name="P205"><text:span text:style-name="Ninguno">Pi= 3.1416</text:span></text:p>
            <text:p text:style-name="P206"><text:span text:style-name="Ninguno">r= 7</text:span></text:p>
          </table:table-cell>
          <table:table-cell table:style-name="TableCell207">
            <text:p text:style-name="P208"><text:span text:style-name="Ninguno">(3.1416)*(7)^2= C</text:span></text:p>
          </table:table-cell>
          <table:table-cell table:style-name="TableCell209">
            <text:p text:style-name="P210"><text:span text:style-name="Ninguno">C</text:span></text:p>
            <text:p text:style-name="P211"><text:span text:style-name="Ninguno">153.9384</text:span></text:p>
          </table:table-cell>
        </table:table-row>
        <table:table-row table:style-name="TableRow212">
          <table:table-cell table:style-name="TableCell213">
            <text:p text:style-name="P214"><text:span text:style-name="Ninguno">Pi*r*r</text:span></text:p>
          </table:table-cell>
          <table:table-cell table:style-name="TableCell215">
            <text:p text:style-name="P216"><text:span text:style-name="Ninguno">Pi= 3.1416</text:span></text:p>
            <text:p text:style-name="P217"><text:span text:style-name="Ninguno">r= 4</text:span></text:p>
          </table:table-cell>
          <table:table-cell table:style-name="TableCell218">
            <text:p text:style-name="P219"><text:span text:style-name="Ninguno">(3.1416)*(4)^2= C</text:span></text:p>
          </table:table-cell>
          <table:table-cell table:style-name="TableCell220">
            <text:p text:style-name="P221"><text:span text:style-name="Ninguno">C</text:span></text:p>
            <text:p text:style-name="P222"><text:span text:style-name="Ninguno">50.2656</text:span></text:p>
          </table:table-cell>
        </table:table-row>
        <table:table-row table:style-name="TableRow223">
          <table:table-cell table:style-name="TableCell224">
            <text:p text:style-name="P225"><text:span text:style-name="Ninguno">Pi*r*r</text:span></text:p>
          </table:table-cell>
          <table:table-cell table:style-name="TableCell226">
            <text:p text:style-name="P227"><text:span text:style-name="Ninguno">Pi= 3.1416</text:span></text:p>
            <text:p text:style-name="P228"><text:span text:style-name="Ninguno">r= 9</text:span></text:p>
          </table:table-cell>
          <table:table-cell table:style-name="TableCell229">
            <text:p text:style-name="P230"><text:span text:style-name="Ninguno">(3.1416)*(9)^2= C</text:span></text:p>
          </table:table-cell>
          <table:table-cell table:style-name="TableCell231">
            <text:p text:style-name="P232"><text:span text:style-name="Ninguno">C</text:span></text:p>
            <text:p text:style-name="P233"><text:span text:style-name="Ninguno">254.4696</text:span></text:p>
          </table:table-cell>
        </table:table-row>
      </table:table>
      <text:p text:style-name="P234"/>
      <text:p text:style-name="CuerpoA"/>
      <text:p text:style-name="CuerpoA"/>
      <text:p text:style-name="CuerpoA">Ejemplo<text:s/><text:span text:style-name="T235">3.</text:span></text:p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  <table:table-column table:style-name="TableColumn240"/>
        </table:table-columns>
        <table:table-header-rows>
          <table:table-row table:style-name="TableRow241">
            <table:table-cell table:style-name="TableCell242">
              <text:p text:style-name="P243"><text:span text:style-name="Ninguno">Operación<text:s/></text:span></text:p>
            </table:table-cell>
            <table:table-cell table:style-name="TableCell244">
              <text:p text:style-name="P245"><text:span text:style-name="T246">Valores<text:s/></text:span></text:p>
            </table:table-cell>
            <table:table-cell table:style-name="TableCell247">
              <text:p text:style-name="P248"><text:span text:style-name="Ninguno">Sustitución<text:s/></text:span></text:p>
            </table:table-cell>
            <table:table-cell table:style-name="TableCell249">
              <text:p text:style-name="P250"><text:span text:style-name="T251">Resultado<text:s/></text:span></text:p>
            </table:table-cell>
          </table:table-row>
        </table:table-header-rows>
        <table:table-row table:style-name="TableRow252">
          <table:table-cell table:style-name="TableCell253">
            <text:p text:style-name="P254"><text:span text:style-name="Ninguno">1&lt;=A&lt;=5</text:span></text:p>
          </table:table-cell>
          <table:table-cell table:style-name="TableCell255">
            <text:p text:style-name="P256"><text:span text:style-name="Ninguno">A= 2</text:span></text:p>
            <text:p text:style-name="P257"><text:span text:style-name="Ninguno">C= 1</text:span></text:p>
            <text:p text:style-name="P258"><text:span text:style-name="Ninguno">F=1</text:span></text:p>
          </table:table-cell>
          <table:table-cell table:style-name="TableCell259">
            <text:p text:style-name="P260"><text:span text:style-name="Ninguno">1*1= 1</text:span></text:p>
            <text:p text:style-name="P261"><text:span text:style-name="Ninguno">2*1=2</text:span></text:p>
            <text:p text:style-name="P262"><text:span text:style-name="Ninguno">C=A</text:span></text:p>
          </table:table-cell>
          <table:table-cell table:style-name="TableCell263">
            <text:p text:style-name="P264"><text:span text:style-name="Ninguno">2</text:span></text:p>
          </table:table-cell>
        </table:table-row>
        <table:table-row table:style-name="TableRow265">
          <table:table-cell table:style-name="TableCell266">
            <text:p text:style-name="P267"><text:span text:style-name="Ninguno">1&lt;=A&lt;=5</text:span></text:p>
          </table:table-cell>
          <table:table-cell table:style-name="TableCell268">
            <text:p text:style-name="P269"><text:span text:style-name="Ninguno">A= 4</text:span></text:p>
            <text:p text:style-name="P270"><text:span text:style-name="Ninguno">C= 1</text:span></text:p>
            <text:p text:style-name="P271"><text:span text:style-name="Ninguno">F=1</text:span></text:p>
          </table:table-cell>
          <table:table-cell table:style-name="TableCell272">
            <text:p text:style-name="P273"><text:span text:style-name="Ninguno">1*1=1</text:span></text:p>
            <text:p text:style-name="P274"><text:span text:style-name="Ninguno">2*1=2</text:span></text:p>
            <text:p text:style-name="P275"><text:span text:style-name="Ninguno">3*2=6</text:span></text:p>
            <text:p text:style-name="P276"><text:span text:style-name="Ninguno">4*6=24</text:span></text:p>
            <text:p text:style-name="P277"><text:span text:style-name="Ninguno">C=A</text:span></text:p>
          </table:table-cell>
          <table:table-cell table:style-name="TableCell278">
            <text:p text:style-name="P279"><text:span text:style-name="Ninguno">24</text:span></text:p>
          </table:table-cell>
        </table:table-row>
        <table:table-row table:style-name="TableRow280">
          <table:table-cell table:style-name="TableCell281">
            <text:p text:style-name="P282"><text:span text:style-name="Ninguno">1&lt;=A&lt;=5</text:span></text:p>
          </table:table-cell>
          <table:table-cell table:style-name="TableCell283">
            <text:p text:style-name="P284"><text:span text:style-name="Ninguno">A= 5</text:span></text:p>
            <text:p text:style-name="P285"><text:span text:style-name="Ninguno">C= 1</text:span></text:p>
            <text:p text:style-name="P286"><text:span text:style-name="Ninguno">F=1</text:span></text:p>
          </table:table-cell>
          <table:table-cell table:style-name="TableCell287">
            <text:p text:style-name="P288"><text:span text:style-name="Ninguno">1*1=1</text:span></text:p>
            <text:p text:style-name="P289"><text:span text:style-name="Ninguno">2*1=2</text:span></text:p>
            <text:p text:style-name="P290"><text:span text:style-name="Ninguno">3*2=6</text:span></text:p>
            <text:p text:style-name="P291"><text:span text:style-name="Ninguno">4*6=24</text:span></text:p>
            <text:p text:style-name="P292"><text:span text:style-name="Ninguno">5*24= 120</text:span></text:p>
          </table:table-cell>
          <table:table-cell table:style-name="TableCell293">
            <text:p text:style-name="P294"><text:span text:style-name="Ninguno">120</text:span></text:p>
          </table:table-cell>
        </table:table-row>
      </table:table>
      <text:p text:style-name="P295"/>
      <text:p text:style-name="CuerpoA"/>
      <text:p text:style-name="CuerpoA"/>
      <text:p text:style-name="CuerpoA">Ejemplo<text:s/><text:span text:style-name="T296">4.</text:span></text:p>
      <table:table table:style-name="Table297">
        <table:table-columns>
          <table:table-column table:style-name="TableColumn298"/>
          <table:table-column table:style-name="TableColumn299"/>
          <table:table-column table:style-name="TableColumn300"/>
          <table:table-column table:style-name="TableColumn301"/>
        </table:table-columns>
        <table:table-header-rows>
          <table:table-row table:style-name="TableRow302">
            <table:table-cell table:style-name="TableCell303">
              <text:p text:style-name="P304"><text:span text:style-name="Ninguno">Operación<text:s/></text:span></text:p>
            </table:table-cell>
            <table:table-cell table:style-name="TableCell305">
              <text:p text:style-name="P306"><text:span text:style-name="T307">Valores<text:s/></text:span></text:p>
            </table:table-cell>
            <table:table-cell table:style-name="TableCell308">
              <text:p text:style-name="P309"><text:span text:style-name="Ninguno">Sustitución<text:s/></text:span></text:p>
            </table:table-cell>
            <table:table-cell table:style-name="TableCell310">
              <text:p text:style-name="P311"><text:span text:style-name="T312">Resultado<text:s/></text:span></text:p>
            </table:table-cell>
          </table:table-row>
        </table:table-header-rows>
        <table:table-row table:style-name="TableRow313">
          <table:table-cell table:style-name="TableCell314">
            <text:p text:style-name="P315"><text:span text:style-name="Ninguno">A/2</text:span></text:p>
          </table:table-cell>
          <table:table-cell table:style-name="TableCell316">
            <text:p text:style-name="P317"><text:span text:style-name="Ninguno">A=60</text:span></text:p>
          </table:table-cell>
          <table:table-cell table:style-name="TableCell318">
            <text:p text:style-name="P319"><text:span text:style-name="Ninguno">60/2</text:span></text:p>
          </table:table-cell>
          <table:table-cell table:style-name="TableCell320">
            <text:p text:style-name="P321"><text:span text:style-name="Ninguno">30= par</text:span></text:p>
          </table:table-cell>
        </table:table-row>
        <table:table-row table:style-name="TableRow322">
          <table:table-cell table:style-name="TableCell323">
            <text:p text:style-name="P324"><text:span text:style-name="Ninguno">A/2</text:span></text:p>
          </table:table-cell>
          <table:table-cell table:style-name="TableCell325">
            <text:p text:style-name="P326"><text:span text:style-name="Ninguno">A= 54</text:span></text:p>
          </table:table-cell>
          <table:table-cell table:style-name="TableCell327">
            <text:p text:style-name="P328"><text:span text:style-name="Ninguno">54/2</text:span></text:p>
          </table:table-cell>
          <table:table-cell table:style-name="TableCell329">
            <text:p text:style-name="P330"><text:span text:style-name="Ninguno">27= par</text:span></text:p>
          </table:table-cell>
        </table:table-row>
        <table:table-row table:style-name="TableRow331">
          <table:table-cell table:style-name="TableCell332">
            <text:p text:style-name="P333"><text:span text:style-name="Ninguno">A/2</text:span></text:p>
          </table:table-cell>
          <table:table-cell table:style-name="TableCell334">
            <text:p text:style-name="P335"><text:span text:style-name="Ninguno">A= 17</text:span></text:p>
          </table:table-cell>
          <table:table-cell table:style-name="TableCell336">
            <text:p text:style-name="P337"><text:span text:style-name="Ninguno">17/2</text:span></text:p>
          </table:table-cell>
          <table:table-cell table:style-name="TableCell338">
            <text:p text:style-name="P339"><text:span text:style-name="Ninguno">8.5= impar</text:span></text:p>
          </table:table-cell>
        </table:table-row>
      </table:table>
      <text:p text:style-name="P340"/>
      <text:p text:style-name="P341">Conclusión:</text:p>
      <text:p text:style-name="P342">Mediante la estructura lógica pudimos elaborar algoritmos correctos para dar solución a más de un problema que involucran diferentes operaciones matemáticas y cuya estructura puede llegar a ser similar o totalmente diferentes, dependiendo el tipo de problema que se desea resolver.</text:p>
      <text:p text:style-name="P3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 svg:panose-1="0 0 0 0 0 0 0 0 0 0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A" style:display-name="Cuerpo A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text-underline-color="#000000" style:rfc-language-tag="es-ES_tradnl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style:vertical-align="auto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10pt" style:font-size-asian="10pt" style:font-size-complex="10pt" style:text-underline-color="#000000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0pt" style:font-size-asian="10pt" style:font-size-complex="10pt" style:text-underline-color="#000000" fo:language="es" fo:country="MX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WW_CharLFO5LVL1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2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3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4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5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6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7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8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9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text:list-style style:name="Letra" style:display-name="Letra">
      <text:list-level-style-number text:level="1" text:style-name="WW_CharLFO5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5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5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5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5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5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5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5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Carlos Rodríguez</dc:creator>
    <meta:creation-date>2019-03-01T23:57:00Z</meta:creation-date>
    <dc:date>2019-03-02T00:00:00Z</dc:date>
    <meta:template xlink:href="Normal" xlink:type="simple"/>
    <meta:editing-cycles>3</meta:editing-cycles>
    <meta:editing-duration>PT120S</meta:editing-duration>
    <meta:document-statistic meta:page-count="4" meta:paragraph-count="6" meta:word-count="492" meta:character-count="3193" meta:row-count="22" meta:non-whitespace-character-count="2707"/>
  </office:meta>
</office:document-meta>
</file>